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OELHO PRADA IGNA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533557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ELHO VASQUEZ, ALEXAND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2553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862995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OELHO PRADA IGNA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335577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725539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3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3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09/2021</text:p>
          </table:table-cell>
          <table:table-cell table:style-name="Tabla2.A3" office:value-type="string">
            <text:p text:style-name="P22">5844914</text:p>
          </table:table-cell>
          <table:table-cell table:style-name="Tabla2.D3" office:value-type="string">
            <text:p text:style-name="P23">23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80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01:0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